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Xeon Fury</text:p>
      <text:p text:style-name="Standard"/>
      <text:p text:style-name="Standard">(Verse 0)</text:p>
      <text:p text:style-name="Standard">Well, I woke up this morning with a CPU in my hand,</text:p>
      <text:p text:style-name="Standard">Heard 'bout Intel Gaudi 2, it's like a rock 'n' roll band,</text:p>
      <text:p text:style-name="Standard">It's faster than Google TPU, man, that's no lie,</text:p>
      <text:p text:style-name="Standard">We're gonna punk this tech world, reach for the sky!</text:p>
      <text:p text:style-name="Standard"/>
      <text:p text:style-name="Standard">(Verse 1)</text:p>
      <text:p text:style-name="Standard">I'm a rocker, not a scientist</text:p>
      <text:p text:style-name="Standard">But I heard about this Intel machine It's fast,</text:p>
      <text:p text:style-name="Standard">faster than a speeding car</text:p>
      <text:p text:style-name="Standard">The Intel Gaudi 2, it's a star</text:p>
      <text:p text:style-name="Standard"/>
      <text:p text:style-name="Standard">(Pre-Chorus)</text:p>
      <text:p text:style-name="Standard">And if you need some content, lyrics or pics,</text:p>
      <text:p text:style-name="Standard">Optimum Habana's got you, it's the ultimate fix,</text:p>
      <text:p text:style-name="Standard">Intel AMX, it's so damn fast, leave AVX in the dust,</text:p>
      <text:p text:style-name="Standard">This trashy punk anthem's gonna make you wanna thrust!</text:p>
      <text:p text:style-name="Standard"/>
      <text:p text:style-name="Standard">(Chorus)</text:p>
      <text:p text:style-name="Standard">Intel, Intel,</text:p>
      <text:p text:style-name="Standard">You're the best,</text:p>
      <text:p text:style-name="Standard">Your chips are the fastest,</text:p>
      <text:p text:style-name="Standard">The rest are a mess.</text:p>
      <text:p text:style-name="Standard"/>
      <text:p text:style-name="Standard">(Verse 2)</text:p>
      <text:p text:style-name="Standard">Intel's got a secret, and it's hotter than the sun,</text:p>
      <text:p text:style-name="Standard">288 cores in the Xeon, that's an unprecedented fun,</text:p>
      <text:p text:style-name="Standard">Unparalleled cores, it's like a beast from the deep,</text:p>
      <text:p text:style-name="Standard">AMD's sinking ship, while Intel's taking the leap!</text:p>
      <text:p text:style-name="Standard"/>
      <text:p text:style-name="Standard">(Pre-Chorus)</text:p>
      <text:p text:style-name="Standard">And don't forget Gaudi 2, it's a tech delight,</text:p>
      <text:p text:style-name="Standard">Nvidia's Tesla A100 can't even take flight,</text:p>
      <text:p text:style-name="Standard">Intel's got the speed, it's gonna leave 'em all behind,</text:p>
      <text:p text:style-name="Standard">In this trashy punk anthem, we're gonna unwind!</text:p>
      <text:p text:style-name="Standard"/>
      <text:p text:style-name="Standard">(Chorus)</text:p>
      <text:p text:style-name="Standard">Intel, Intel,</text:p>
      <text:p text:style-name="Standard">You're the best,</text:p>
      <text:p text:style-name="Standard">Your chips are the fastest,</text:p>
      <text:p text:style-name="Standard">The rest are a mess.</text:p>
      <text:p text:style-name="Standard"/>
      <text:p text:style-name="Standard">(Bridge)</text:p>
      <text:p text:style-name="Standard">We don't need no fancy words or a suit and tie,</text:p>
      <text:p text:style-name="Standard"><text:soft-page-break/>We're punk rock geeks, we're reaching for the sky,</text:p>
      <text:p text:style-name="Standard">With Gaudi, AMX, and Xeon's massive core,</text:p>
      <text:p text:style-name="Standard">We're punking up the tech world, shout for more!</text:p>
      <text:p text:style-name="Standard"/>
      <text:p text:style-name="Standard">(Guitar Solo)</text:p>
      <text:p text:style-name="Standard"/>
      <text:p text:style-name="Standard">(Chorus)</text:p>
      <text:p text:style-name="Standard">Intel, Intel,</text:p>
      <text:p text:style-name="Standard">You're the best,</text:p>
      <text:p text:style-name="Standard">Your chips are the fastest,</text:p>
      <text:p text:style-name="Standard">The rest are a mess.</text:p>
      <text:p text:style-name="Standard"/>
      <text:p text:style-name="Standard">(Outro)</text:p>
      <text:p text:style-name="Standard">So here's to Intel, the tech punk kings,</text:p>
      <text:p text:style-name="Standard">With Gaudi and Xeon, we're spreading our wings,</text:p>
      <text:p text:style-name="Standard">This trashy punk anthem, it's a tech revolution,</text:p>
      <text:p text:style-name="Standard">We're taking no prisoners, it's a geeky resolution!</text:p>
      <text:p text:style-name="Standard"/>
      <text:p text:style-name="P1">Team 7: Ronald Randolph + Csaba Toth</text:p>
      <text:p text:style-name="Standard">ronwqr@gmail.com</text:p>
      <text:p text:style-name="Standard">csaba.toth.us@outlook.com</text:p>
      <text:p text:style-name="Standard"/>
      <text:p text:style-name="Standard">Band name: generated with the vicuna7</text:p>
      <text:p text:style-name="Standard">Song name: also generated with the vicuna7 we got</text:p>
      <text:p text:style-name="Standard">Lyrics: we had several runs and mixed it together, from multiple models</text:p>
      <text:p text:style-name="Standard"/>
      <text:p text:style-name="Standard">Tuned the Stable diffusion to have 50 inference steps for better reuslts</text:p>
      <text:p text:style-name="Standard">Front cover: used the Runway v1.5 with the Gaudi instance, and used Runway Gen 1 website to add an old school Intel inside logo to the corner</text:p>
      <text:p text:style-name="Standard">Back cover: used a CompVis/stable-diffusion-v1-4 model with our Gaudi instan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6:20:13.620552717</meta:creation-date>
    <dc:date>2024-07-20T16:22:57.066075074</dc:date>
    <meta:editing-duration>PT2M44S</meta:editing-duration>
    <meta:editing-cycles>1</meta:editing-cycles>
    <meta:document-statistic meta:table-count="0" meta:image-count="0" meta:object-count="0" meta:page-count="3" meta:paragraph-count="61" meta:word-count="392" meta:character-count="2172" meta:non-whitespace-character-count="1841"/>
    <meta:generator>LibreOffice/24.2.5.2$Linux_X86_64 LibreOffice_project/420$Build-2</meta:generator>
  </office:meta>
</office:document-meta>
</file>